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5cm" fo:min-width="2.8cm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1.65cm" fo:min-width="4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1.6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2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18cm" fo:min-width="4.038cm"/>
    </style:style>
    <style:style style:name="gr7" style:family="graphic" style:parent-style-name="standard">
      <style:graphic-properties draw:fill-color="#f58220" draw:textarea-horizontal-align="justify" draw:textarea-vertical-align="middle" draw:auto-grow-height="false" fo:min-height="1.162cm" fo:min-width="3.198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65cm" fo:min-width="4.9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1.65cm" fo:min-width="5.4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1.65cm" fo:min-width="3.4cm"/>
    </style:style>
    <style:style style:name="gr11" style:family="graphic" style:parent-style-name="standard">
      <style:graphic-properties draw:fill-color="#999999" draw:textarea-horizontal-align="justify" draw:textarea-vertical-align="middle" draw:auto-grow-height="false" fo:min-height="1.65cm" fo:min-width="7cm"/>
    </style:style>
    <style:style style:name="gr12" style:family="graphic" style:parent-style-name="standard">
      <style:graphic-properties draw:fill-color="#5e8ac7" draw:textarea-horizontal-align="justify" draw:textarea-vertical-align="middle" draw:auto-grow-height="false" fo:min-height="1.65cm" fo:min-width="12.9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1.65cm" fo:min-width="8.4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75cm" fo:min-width="0.8cm"/>
    </style:style>
    <style:style style:name="gr15" style:family="graphic" style:parent-style-name="standard">
      <style:graphic-properties draw:fill-color="#f58220" draw:textarea-horizontal-align="justify" draw:textarea-vertical-align="middle" draw:auto-grow-height="false" fo:min-height="1.162cm" fo:min-width="7.7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58220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 fo:font-style="italic" style:font-size-asian="16pt" style:font-style-asian="italic" style:font-size-complex="1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cm" svg:x="13.1cm" svg:y="5.3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10" draw:id="id10" draw:layer="layout" svg:width="3.3cm" svg:height="1cm" svg:x="20.9cm" svg:y="5.30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xml:id="id4" draw:id="id4" draw:layer="layout" svg:width="4.5cm" svg:height="1.9cm" svg:x="8.6cm" svg:y="4.8cm">
          <text:p text:style-name="P2">Закупк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5cm" svg:height="1.9cm" svg:x="16.4cm" svg:y="4.8cm">
          <text:p text:style-name="P2">Производство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4.5cm" svg:height="1.9cm" svg:x="30.1cm" svg:y="4.8cm">
          <text:p text:style-name="P2">Сбыт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6cm" svg:height="1.8cm" svg:x="19.8cm" svg:y="10.9cm">
          <text:p text:style-name="P2">ТОРО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svg:x1="19.8cm" svg:y1="11.8cm" svg:x2="18.65cm" svg:y2="6.7cm" draw:start-shape="id1" draw:start-glue-point="5" draw:end-shape="id2" draw:end-glue-point="6" svg:d="M19800 11800h-1150v-5100" svg:viewBox="0 0 1151 5101">
          <text:p/>
        </draw:connector>
        <draw:custom-shape draw:style-name="gr6" draw:text-style-name="P2" xml:id="id3" draw:id="id3" draw:layer="layout" svg:width="4.9cm" svg:height="1.8cm" svg:x="12.7cm" svg:y="10.9cm">
          <text:p text:style-name="P2">Проектирование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5" draw:layer="layout" svg:x1="17.6cm" svg:y1="11.8cm" svg:x2="18.65cm" svg:y2="6.7cm" draw:start-shape="id3" draw:start-glue-point="7" draw:end-shape="id2" draw:end-glue-point="6" svg:d="M17600 11800h1050v-5100" svg:viewBox="0 0 1051 5101">
          <text:p/>
        </draw:connector>
        <draw:connector draw:style-name="gr5" draw:text-style-name="P5" draw:layer="layout" svg:x1="12.7cm" svg:y1="11.8cm" svg:x2="10.85cm" svg:y2="6.7cm" draw:start-shape="id3" draw:start-glue-point="5" draw:end-shape="id4" svg:d="M12700 11800h-1850v-5100" svg:viewBox="0 0 1851 5101">
          <text:p/>
        </draw:connector>
        <draw:custom-shape draw:style-name="gr7" draw:text-style-name="P6" xml:id="id6" draw:id="id6" draw:layer="layout" svg:width="4.1cm" svg:height="2cm" svg:x="30.3cm" svg:y="10.8cm">
          <text:p text:style-name="P2">Потребители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32.35cm" svg:y1="6.7cm" svg:x2="32.35cm" svg:y2="10.8cm" draw:start-shape="id5" draw:start-glue-point="6" draw:end-shape="id6" draw:end-glue-point="4" svg:d="M32350 6700v4100" svg:viewBox="0 0 1 4101">
          <text:p/>
        </draw:connector>
        <draw:custom-shape draw:style-name="gr7" draw:text-style-name="P6" xml:id="id7" draw:id="id7" draw:layer="layout" svg:width="4.1cm" svg:height="2cm" svg:x="8.8cm" svg:y="0.1cm">
          <text:p text:style-name="P2">Поставщики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85cm" svg:y1="2.1cm" svg:x2="10.85cm" svg:y2="4.8cm" draw:start-shape="id7" draw:start-glue-point="6" draw:end-shape="id4" draw:end-glue-point="4" svg:d="M10850 2100v2700" svg:viewBox="0 0 1 2701">
          <text:p/>
        </draw:connector>
        <draw:custom-shape draw:style-name="gr8" draw:text-style-name="P7" xml:id="id8" draw:id="id8" draw:layer="layout" svg:width="5.4cm" svg:height="1.9cm" svg:x="0.1cm" svg:y="4.8cm">
          <text:p text:style-name="P2">Входной контроль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5.5cm" svg:y1="5.75cm" svg:x2="8.6cm" svg:y2="5.75cm" draw:start-shape="id8" draw:start-glue-point="7" draw:end-shape="id4" draw:end-glue-point="5" svg:d="M5500 5750h3100" svg:viewBox="0 0 3101 1">
          <text:p/>
        </draw:connector>
        <draw:custom-shape draw:style-name="gr9" draw:text-style-name="P7" xml:id="id9" draw:id="id9" draw:layer="layout" svg:width="5.9cm" svg:height="1.9cm" svg:x="19.6cm" svg:y="0.1cm">
          <text:p text:style-name="P2">Выходной контроль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2.55cm" svg:y1="2cm" svg:x2="22.55cm" svg:y2="5.301cm" draw:start-shape="id9" draw:start-glue-point="6" draw:end-shape="id10" draw:end-glue-point="0" svg:d="M22550 2000v3301" svg:viewBox="0 0 1 3302">
          <text:p/>
        </draw:connector>
        <draw:custom-shape draw:style-name="gr10" draw:text-style-name="P7" xml:id="id11" draw:id="id11" draw:layer="layout" svg:width="3.9cm" svg:height="1.9cm" svg:x="13.2cm" svg:y="8cm">
          <text:p text:style-name="P2">Управление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15.15cm" svg:y1="8cm" svg:x2="18.65cm" svg:y2="6.7cm" draw:start-shape="id11" draw:start-glue-point="4" draw:end-shape="id2" draw:end-glue-point="6" svg:d="M15150 8000v-649h3500v-651" svg:viewBox="0 0 3501 1301">
          <text:p/>
        </draw:connector>
        <draw:connector draw:style-name="gr5" draw:text-style-name="P5" draw:layer="layout" svg:x1="15.15cm" svg:y1="9.9cm" svg:x2="15.15cm" svg:y2="10.9cm" draw:start-shape="id11" draw:start-glue-point="6" draw:end-shape="id3" draw:end-glue-point="4" svg:d="M15150 9900v1000" svg:viewBox="0 0 1 1001">
          <text:p/>
        </draw:connector>
        <draw:custom-shape draw:style-name="gr11" draw:text-style-name="P7" draw:layer="layout" svg:width="7.5cm" svg:height="1.9cm" svg:x="0.5cm" svg:y="13.5cm">
          <text:p text:style-name="P2">Процесссы менеджмента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4" draw:layer="layout" svg:width="13.4cm" svg:height="1.9cm" svg:x="8.5cm" svg:y="13.5cm">
          <text:p text:style-name="P2">Процессы, ориентированные на потребителя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8.9cm" svg:height="1.9cm" svg:x="22.4cm" svg:y="13.5cm">
          <text:p text:style-name="P2">Подпроцессы производства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5cm" svg:height="1.9cm" svg:x="24.2cm" svg:y="4.8cm">
          <text:p text:style-name="P2">Упаковка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3cm" svg:height="1cm" svg:x="28.7cm" svg:y="5.3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9.1cm" svg:height="2cm" svg:x="31.4cm" svg:y="13.5cm">
          <text:p text:style-name="P2">Внешние (скрытые) процессы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6" draw:text-style-name="P9" draw:layer="layout" svg:width="10.578cm" svg:height="1.199cm" svg:x="31.222cm" svg:y="15.7cm">
          <draw:text-box>
            <text:p text:style-name="P8"><text:span text:style-name="T1">Над ними нет </text:span><text:span text:style-name="T1">прямого контроля, </text:span><text:span text:style-name="T1">но они </text:span></text:p>
            <text:p text:style-name="P8"><text:span text:style-name="T1">у</text:span><text:span text:style-name="T2">читываются в </text:span><text:span text:style-name="T2">системе </text:span><text:span text:style-name="T2">менеджмента </text:span><text:span text:style-name="T2">качеств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7T10:21:27.526913650</meta:creation-date>
    <dc:date>2021-12-12T00:18:53.783391297</dc:date>
    <meta:editing-duration>PT16M48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